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573cm" svg:height="3.279cm" draw:transform="rotate (-0.0979129710368814) translate (3.0317944613604cm 4.58921115828831cm)" svg:viewBox="0 0 3574 3280" svg:d="M2120 42c-968-211-2089 383-2119 1600-31 1216 943 1794 2065 1602 1123-191 1475-877 1508-1819 1-272-700 35-693 193 97 849-547 877-946 885s-1149-139-1304-753c-154-613 238-1157 1146-879 169 29 537-761 343-829z">
          <text:p/>
        </draw:path>
        <draw:path draw:style-name="gr1" draw:text-style-name="P1" draw:layer="layout" svg:width="2.152cm" svg:height="2.474cm" draw:transform="skewX (-0.00069813170079772) rotate (-0.0980875039620817) translate (3.5943356220167cm 3.02864589120436cm)" svg:viewBox="0 0 2153 2475" svg:d="M2141 211c-335-304-1737-427-2074 680s682 1457 1314 1584c108 25 501-806 316-833-450-64-1231-295-1077-603 153-309 649-363 1070-48 96 50 541-682 451-780z">
          <text:p/>
        </draw:path>
        <draw:path draw:style-name="gr2" draw:text-style-name="P1" draw:layer="layout" svg:width="0.903cm" svg:height="0.661cm" draw:transform="rotate (-2.15757602131539) translate (5.86799110710371cm 3.552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rotate (-2.1556561591382) translate (5.35377397209019cm 4.97356806814454cm)" svg:viewBox="0 0 904 661" svg:d="M526 644c137-64 330-218 368-366 35-139-27-185-184-244-155-57-350-32-459-3-277 72-309 187-173 369 135 182 312 309 448 244z">
          <text:p/>
        </draw:path>
        <draw:path draw:style-name="gr2" draw:text-style-name="P1" draw:layer="layout" svg:width="0.984cm" svg:height="1.811cm" draw:transform="rotate (-1.55299396842455) translate (6.9396438596941cm 5.68764654626783cm)" svg:viewBox="0 0 985 1812" svg:d="M984 1704c-58-184-195-799-172-1423 5-118-817-420-812-206 50 474 149 1273 189 1558 41 286 823 167 795 71z">
          <text:p/>
        </draw:path>
        <draw:path draw:style-name="gr2" draw:text-style-name="P1" draw:layer="layout" svg:width="0.902cm" svg:height="0.661cm" draw:transform="rotate (-2.1556561591382) translate (6.57694114638499cm 6.306235213705cm)" svg:viewBox="0 0 903 662" svg:d="M526 644c137-64 330-219 368-367 35-139-27-185-184-243-155-57-351-32-459-4-276 72-309 187-173 370 135 182 312 309 448 244z">
          <text:p/>
        </draw:path>
        <draw:path draw:style-name="gr2" draw:text-style-name="P1" draw:layer="layout" svg:width="0.902cm" svg:height="0.661cm" draw:transform="rotate (-2.15687788961459) translate (7.27162447873199cm 5.8439614417958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5.82279114539869cm 6.044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7:01.728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